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1bab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paragraph-rsid="00141bab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41bab"/>
    </style:style>
    <style:style style:name="T1" style:family="text">
      <style:text-properties officeooo:rsid="001279ad"/>
    </style:style>
    <style:style style:name="T2" style:family="text">
      <style:text-properties officeooo:rsid="00141b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1#show interfaces </text:p>
      <text:p text:style-name="P3"><text:span text:style-name="T1">R1#</text:span>show interfaces serial 0/0/0</text:p>
      <text:p text:style-name="P3">R1#show interfaces gigabitEthernet 0/0</text:p>
      <text:p text:style-name="P3">R1#show ip interface brief</text:p>
      <text:p text:style-name="P3">R1#show run</text:p>
      <text:p text:style-name="P3">R1#show ip protocols </text:p>
      <text:p text:style-name="P3">R1#show ip route</text:p>
      <text:p text:style-name="P3"/>
      <text:p text:style-name="P4">R1#<text:span text:style-name="T2">conf t</text:span></text:p>
      <text:p text:style-name="Standard">R1(config)# interface gigabitethernet 0/0</text:p>
      <text:p text:style-name="Standard">R1(config-if)# ip address 192.168.10.1 255.255.255.0</text:p>
      <text:p text:style-name="Standard">R1(config-if)# no shutdown</text:p>
      <text:p text:style-name="Standard">R1(config-if)# description LAN connection to S1</text:p>
      <text:p text:style-name="Standard">R1(config-if)# <text:span text:style-name="T2">end</text:span></text:p>
      <text:p text:style-name="Standard"/>
      <text:p text:style-name="P4">R1#<text:span text:style-name="T2">conf t</text:span></text:p>
      <text:p text:style-name="P1">R1(config)# interface gigabitethernet 0/<text:span text:style-name="T2">1</text:span></text:p>
      <text:p text:style-name="P1">R1(config-if)# ip address 192.168.1<text:span text:style-name="T2">1</text:span>.1 255.255.255.0</text:p>
      <text:p text:style-name="P1">R1(config-if)# no shutdown</text:p>
      <text:p text:style-name="P1">R1(config-if)# description LAN connection to S<text:span text:style-name="T2">2</text:span></text:p>
      <text:p text:style-name="P1">R1(config-if)# <text:span text:style-name="T2">end</text:span></text:p>
      <text:p text:style-name="P1"/>
      <text:p text:style-name="P4">R<text:span text:style-name="T2">2</text:span>#<text:span text:style-name="T2">conf t</text:span></text:p>
      <text:p text:style-name="P1">R<text:span text:style-name="T2">2</text:span>(config)# interface gigabitethernet 0/<text:span text:style-name="T2">0</text:span></text:p>
      <text:p text:style-name="P1">R<text:span text:style-name="T2">2</text:span>(config-if)# ip address <text:span text:style-name="T2">10</text:span>.<text:span text:style-name="T2">1</text:span>.<text:span text:style-name="T2">1</text:span>.1 255.255.255.0</text:p>
      <text:p text:style-name="P1">R<text:span text:style-name="T2">2</text:span>(config-if)# no shutdown</text:p>
      <text:p text:style-name="P1">R<text:span text:style-name="T2">2</text:span>(config-if)# description LAN connection to S<text:span text:style-name="T2">3</text:span></text:p>
      <text:p text:style-name="P2">R<text:span text:style-name="T2">2</text:span>(config-if)# <text:span text:style-name="T2">end</text:span></text:p>
      <text:p text:style-name="P2"/>
      <text:p text:style-name="P4">R<text:span text:style-name="T2">2</text:span>#<text:span text:style-name="T2">conf t</text:span></text:p>
      <text:p text:style-name="P1">R<text:span text:style-name="T2">2</text:span>(config)# interface gigabitethernet 0/<text:span text:style-name="T2">1</text:span></text:p>
      <text:p text:style-name="P1">R<text:span text:style-name="T2">2</text:span>(config-if)# ip address <text:span text:style-name="T2">10</text:span>.<text:span text:style-name="T2">1</text:span>.<text:span text:style-name="T2">2</text:span>.1 255.255.255.0</text:p>
      <text:p text:style-name="P1">R<text:span text:style-name="T2">2</text:span>(config-if)# no shutdown</text:p>
      <text:p text:style-name="P1">R<text:span text:style-name="T2">2</text:span>(config-if)# description LAN connection to S<text:span text:style-name="T2">4</text:span></text:p>
      <text:p text:style-name="P2">R<text:span text:style-name="T2">2</text:span>(config-if)# <text:span text:style-name="T2">en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12T09:22:58.963626003</meta:creation-date>
    <meta:generator>LibreOffice/7.0.6.2$Linux_X86_64 LibreOffice_project/00$Build-2</meta:generator>
    <dc:date>2021-11-12T09:45:58.756175375</dc:date>
    <meta:editing-duration>PT12M50S</meta:editing-duration>
    <meta:editing-cycles>2</meta:editing-cycles>
    <meta:document-statistic meta:table-count="0" meta:image-count="0" meta:object-count="0" meta:page-count="1" meta:paragraph-count="31" meta:word-count="110" meta:character-count="926" meta:non-whitespace-character-count="845"/>
  </office:meta>
</office:document-meta>
</file>